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office:automatic-styles>
  <office:body>
    <office:text text:use-soft-page-breaks="true">
      <text:p text:style-name="P1">Comandos básicos GIT</text:p>
      <text:p text:style-name="Standard"/>
      <text:p text:style-name="Standard">git-init - Create an empty Git repository or reinitialize an existing one</text:p>
      <text:p text:style-name="Standard">This command creates an empty Git repository - basically a .git directory with subdirectories for objects, refs/heads, refs/tags, and template files. An initial branch without any commits will be created (see the --initial-branch option below for its name).</text:p>
      <text:p text:style-name="Standard"/>
      <text:p text:style-name="Standard">git-status - Show the working tree status</text:p>
      <text:p text:style-name="Standard">Displays paths that have differences between the index file and the current HEAD commit, paths that have differences between the working tree and the index file, and paths in the working tree that are not tracked by Git (and are not ignored by gitignore[5]). The first are what you would commit by running git commit; the second and third are what you could commit by running git add before running git commit.</text:p>
      <text:p text:style-name="Standard"/>
      <text:p text:style-name="Standard">git-add - Add file contents to the index</text:p>
      <text:p text:style-name="Standard">This command updates the index using the current content found in the working tree, to prepare the content staged for the next commit.</text:p>
      <text:p text:style-name="Standard"/>
      <text:p text:style-name="Standard">git-commit - Record changes to the repository</text:p>
      <text:p text:style-name="Standard">Create a new commit containing the current contents of the index and the given log message describing the changes.</text:p>
      <text:p text:style-name="Standard"/>
      <text:p text:style-name="Standard">git-log - Show commit logs</text:p>
      <text:p text:style-name="Standard">Shows the commit logs.</text:p>
      <text:p text:style-name="Standard"/>
      <text:p text:style-name="Standard">git-reset - Reset current HEAD to the specified state</text:p>
      <text:p text:style-name="Standard"/>
      <text:p text:style-name="Standard">git push -u origin main</text:p>
      <text:p text:style-name="Standard"/>
      <text:p text:style-name="Standard">git tag nom -m “asdsa”</text:p>
      <text:p text:style-name="Standard"/>
      <text:p text:style-name="Standard">git push tags</text:p>
      <text:p text:style-name="Standard"/>
      <text:p text:style-name="Standard">git branch nom<text:s/></text:p>
      <text:p text:style-name="Standard"/>
      <text:p text:style-name="Standard">git Branch</text:p>
      <text:p text:style-name="Standard"/>
      <text:p text:style-name="Standard">git checkout Branch</text:p>
      <text:p text:style-name="Standard"/>
      <text:p text:style-name="Standard">git checkout -b nova_branca &lt;Hash d’on partir&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ESCALS TORMO, JOSE MANUEL</dc:creator>
    <meta:creation-date>2023-09-28T11:04:00Z</meta:creation-date>
    <dc:date>2023-09-29T21:51:00Z</dc:date>
    <meta:template xlink:href="Normal.dotm" xlink:type="simple"/>
    <meta:editing-cycles>6</meta:editing-cycles>
    <meta:editing-duration>PT780S</meta:editing-duration>
    <meta:document-statistic meta:page-count="1" meta:paragraph-count="2" meta:word-count="217" meta:character-count="1413" meta:row-count="9" meta:non-whitespace-character-count="1198"/>
  </office:meta>
</office:document-meta>
</file>